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19.7pt" fo:break-before="auto" style:use-optimal-row-height="true"/>
    </style:style>
    <style:style style:name="ro16" style:family="table-row">
      <style:table-row-properties style:row-height="37.84pt" fo:break-before="auto" style:use-optimal-row-height="true"/>
    </style:style>
    <style:style style:name="ro17" style:family="table-row">
      <style:table-row-properties style:row-height="158.2pt" fo:break-before="auto" style:use-optimal-row-height="true"/>
    </style:style>
    <style:style style:name="ro18" style:family="table-row">
      <style:table-row-properties style:row-height="135.81pt" fo:break-before="auto" style:use-optimal-row-height="true"/>
    </style:style>
    <style:style style:name="ro19" style:family="table-row">
      <style:table-row-properties style:row-height="281.31pt" fo:break-before="auto" style:use-optimal-row-height="true"/>
    </style:style>
    <style:style style:name="ro20" style:family="table-row">
      <style:table-row-properties style:row-height="236.55pt" fo:break-before="auto" style:use-optimal-row-height="true"/>
    </style:style>
    <style:style style:name="ro21" style:family="table-row">
      <style:table-row-properties style:row-height="382.05pt" fo:break-before="auto" style:use-optimal-row-height="true"/>
    </style:style>
    <style:style style:name="ro22" style:family="table-row">
      <style:table-row-properties style:row-height="225.35pt" fo:break-before="auto" style:use-optimal-row-height="true"/>
    </style:style>
    <style:style style:name="ro23" style:family="table-row">
      <style:table-row-properties style:row-height="35.04pt" fo:break-before="auto" style:use-optimal-row-height="true"/>
    </style:style>
    <style:style style:name="ro24" style:family="table-row">
      <style:table-row-properties style:row-height="57.46pt" fo:break-before="auto" style:use-optimal-row-height="true"/>
    </style:style>
    <style:style style:name="ro25" style:family="table-row">
      <style:table-row-properties style:row-height="50.51pt" fo:break-before="auto" style:use-optimal-row-height="false"/>
    </style:style>
    <style:style style:name="ro26" style:family="table-row">
      <style:table-row-properties style:row-height="303.7pt" fo:break-before="auto" style:use-optimal-row-height="true"/>
    </style:style>
    <style:style style:name="ro27" style:family="table-row">
      <style:table-row-properties style:row-height="169.4pt" fo:break-before="auto" style:use-optimal-row-height="true"/>
    </style:style>
    <style:style style:name="ro28" style:family="table-row">
      <style:table-row-properties style:row-height="258.94pt" fo:break-before="auto" style:use-optimal-row-height="true"/>
    </style:style>
    <style:style style:name="ro29" style:family="table-row">
      <style:table-row-properties style:row-height="147pt" fo:break-before="auto" style:use-optimal-row-height="true"/>
    </style:style>
    <style:style style:name="ro30" style:family="table-row">
      <style:table-row-properties style:row-height="359.69pt" fo:break-before="auto" style:use-optimal-row-height="true"/>
    </style:style>
    <style:style style:name="ro31" style:family="table-row">
      <style:table-row-properties style:row-height="337.29pt" fo:break-before="auto" style:use-optimal-row-height="true"/>
    </style:style>
    <style:style style:name="ro32" style:family="table-row">
      <style:table-row-properties style:row-height="442.01pt" fo:break-before="auto" style:use-optimal-row-height="true"/>
    </style:style>
    <style:style style:name="ro33" style:family="table-row">
      <style:table-row-properties style:row-height="530.39pt" fo:break-before="auto" style:use-optimal-row-height="true"/>
    </style:style>
    <style:style style:name="ro34" style:family="table-row">
      <style:table-row-properties style:row-height="277.8pt" fo:break-before="auto" style:use-optimal-row-height="true"/>
    </style:style>
    <style:style style:name="ro35" style:family="table-row">
      <style:table-row-properties style:row-height="270.11pt" fo:break-before="auto" style:use-optimal-row-height="true"/>
    </style:style>
    <style:style style:name="ro36" style:family="table-row">
      <style:table-row-properties style:row-height="124.61pt" fo:break-before="auto" style:use-optimal-row-height="true"/>
    </style:style>
    <style:style style:name="ro37" style:family="table-row">
      <style:table-row-properties style:row-height="102.19pt" fo:break-before="auto" style:use-optimal-row-height="true"/>
    </style:style>
    <style:style style:name="ro38" style:family="table-row">
      <style:table-row-properties style:row-height="96.66pt" fo:break-before="auto" style:use-optimal-row-height="false"/>
    </style:style>
    <style:style style:name="ro39" style:family="table-row">
      <style:table-row-properties style:row-height="79.8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-asian="Arial" style:font-name-complex="Arial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  <style:style style:name="T6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2" calcext:value-type="float">
            <text:p>2.0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3" office:value-type="string" calcext:value-type="string">
            <text:p>Crea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3" office:value-type="string" calcext:value-type="string">
            <text:p>Update template, add Method and Trainer / Mentor column, delete Status column</text:p>
          </table:table-cell>
          <table:table-cell table:style-name="ce23" office:value-type="string" calcext:value-type="string">
            <text:p>Binh Nguyen-Thanh</text:p>
          </table:table-cell>
          <table:table-cell table:style-name="ce29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3" office:value-type="string" calcext:value-type="string">
            <text:p>Add objectives for each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3" office:value-type="string" calcext:value-type="string">
            <text:p>Update priority, add SVC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3" office:value-type="string" calcext:value-type="string">
            <text:p>Add RVM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3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3" office:value-type="string" calcext:value-type="string">
            <text:p>Change link of documentations which is out-of-dat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3" office:value-type="string" calcext:value-type="string">
            <text:p>Change wrong documentation link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3" office:value-type="string" calcext:value-type="string">
            <text:p>Add more documentation link, add more objectives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3" office:value-type="string" calcext:value-type="string">
            <text:p>Update Action View order, update out of date link for “Active Record <text:s/>validator and callback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3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3" office:value-type="string" calcext:value-type="string">
            <text:p>Update objectives for section 8.2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3" office:value-type="string" calcext:value-type="string">
            <text:p>Update objectives for section 2.1 and 2.4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4" office:value-type="string" calcext:value-type="string">
            <text:p>Update unclear objectives and correct misspellings</text:p>
          </table:table-cell>
          <table:table-cell table:style-name="ce27" office:value-type="string" calcext:value-type="string">
            <text:p>Nam Tran-Van</text:p>
          </table:table-cell>
          <table:table-cell table:style-name="ce29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5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7" office:value-type="string" calcext:value-type="string">
            <text:p>Nhan Nguyen-Minh</text:p>
          </table:table-cell>
          <table:table-cell table:style-name="ce29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6" office:value-type="string" calcext:value-type="string">
            <text:p>Update objectives and document for section 11.8</text:p>
          </table:table-cell>
          <table:table-cell table:style-name="ce28" office:value-type="string" calcext:value-type="string">
            <text:p>Kien Phan-Trung</text:p>
          </table:table-cell>
          <table:table-cell table:style-name="ce29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7" calcext:value-type="float">
            <text:p>1.7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22" office:value-type="float" office:value="1.8" calcext:value-type="float">
            <text:p>1.8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22" office:value-type="float" office:value="1.9" calcext:value-type="float">
            <text:p>1.9</text:p>
          </table:table-cell>
          <table:table-cell table:style-name="ce26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22" office:value-type="string" calcext:value-type="string">
            <text:p>2.0</text:p>
          </table:table-cell>
          <table:table-cell table:style-name="ce26" office:value-type="string" calcext:value-type="string">
            <text:p>Update section 9.4</text:p>
            <text:p>+ Replace Active Storage by CarrierWav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7" table:default-cell-style-name="Default"/>
        <table:table-row table:style-name="ro12">
          <table:table-cell table:style-name="ce30" table:number-columns-repeated="1020"/>
          <table:table-cell table:number-columns-repeated="4"/>
        </table:table-row>
        <table:table-row table:style-name="ro15">
          <table:table-cell table:style-name="ce31" office:value-type="string" calcext:value-type="string">
            <text:p>Training Plan</text:p>
          </table:table-cell>
          <table:table-cell table:style-name="ce30" table:number-columns-repeated="101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5])" office:value-type="float" office:value="242" calcext:value-type="float">
            <text:p>242</text:p>
          </table:table-cell>
          <table:table-cell table:style-name="ce30" table:number-columns-repeated="1011"/>
          <table:table-cell table:number-columns-repeated="4"/>
        </table:table-row>
        <table:table-row table:style-name="ro16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32" office:value-type="string" calcext:value-type="string">
            <text:p>Notes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7">
          <table:table-cell table:style-name="ce34" office:value-type="float" office:value="1.1" calcext:value-type="float">
            <text:p>1.1</text:p>
          </table:table-cell>
          <table:table-cell table:style-name="ce23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2.1" calcext:value-type="float">
            <text:p>2.1</text:p>
          </table:table-cell>
          <table:table-cell table:style-name="ce23" office:value-type="string" calcext:value-type="string">
            <text:p>HTML</text:p>
          </table:table-cell>
          <table:table-cell table:style-name="ce23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html/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19">
          <table:table-cell table:style-name="ce34" office:value-type="float" office:value="2.2" calcext:value-type="float">
            <text:p>2.2</text:p>
          </table:table-cell>
          <table:table-cell table:style-name="ce23" office:value-type="string" calcext:value-type="string">
            <text:p>CSS – css quiz</text:p>
          </table:table-cell>
          <table:table-cell table:style-name="ce23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css/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2.3" calcext:value-type="float">
            <text:p>2.3</text:p>
          </table:table-cell>
          <table:table-cell table:style-name="ce23" office:value-type="string" calcext:value-type="string">
            <text:p>JavaScript – javascript quiz</text:p>
          </table:table-cell>
          <table:table-cell table:style-name="ce23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www.w3schools.com/js/</text:p>
          </table:table-cell>
          <table:table-cell table:style-name="ce23" office:value-type="float" office:value="6" calcext:value-type="float">
            <text:p>6</text:p>
          </table:table-cell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2.4" calcext:value-type="float">
            <text:p>2.4</text:p>
          </table:table-cell>
          <table:table-cell table:style-name="ce23" office:value-type="string" calcext:value-type="string">
            <text:p>Bootstrap</text:p>
          </table:table-cell>
          <table:table-cell table:style-name="ce23" office:value-type="string" calcext:value-type="string">
            <text:p><text:span text:style-name="T2">- What is it and why should we use it?</text:span></text:p>
            <text:p>- Grid system</text:p>
            <text:p> + Introduction</text:p>
            <text:p> + Media queries</text:p>
            <text:p> + Grid options</text:p>
            <text:p> + Alignment classes</text:p>
            <text:p>- Predefined classes in Typography</text:p>
            <text:p>  + Typography</text:p>
            <text:p>- Tables</text:p>
            <text:p> + Basic</text:p>
            <text:p> + Responsive tables</text:p>
            <text:p>- Forms</text:p>
            <text:p> + Basic</text:p>
            <text:p> + Inline form</text:p>
            <text:p> + Horizontal form</text:p>
            <text:p> + Supported controls</text:p>
            <text:p>- Buttons</text:p>
            <text:p> + Button tags </text:p>
            <text:p> + Options</text:p>
            <text:p> + Size</text:p>
            <text:p>- Image</text:p>
            <text:p>- Bootstrap Components:</text:p>
            <text:p> + Glyphicons (How to use-example)</text:p>
            <text:p> + Dropdowns (Example (understand)</text:p>
            <text:p> + Button dropdowns (Single button dropdowns)</text:p>
            <text:p> + Navbar (Default, Brand, Form, Fixed to top)</text:p>
            <text:p> + Pagination (Default pagination)</text:p>
            <text:p> + Alerts (Examples, Dismissible alerts)</text:p>
            <text:p>- Javascript components </text:p>
            <text:p>  + modal</text:p>
            <text:p>  + dropdown</text:p>
            <text:p>  + alert</text:p>
            <text:p>  + collapse</text:p>
            <text:p>- Bootstrap datepick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3.3/" xlink:type="simple">https://getbootstrap.com/docs/3.3/</text:a></text:span>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2.5" calcext:value-type="float">
            <text:p>2.5</text:p>
          </table:table-cell>
          <table:table-cell table:style-name="ce23" office:value-type="string" calcext:value-type="string">
            <text:p>Jquery</text:p>
          </table:table-cell>
          <table:table-cell table:style-name="ce23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3.1" calcext:value-type="float">
            <text:p>3.1</text:p>
          </table:table-cell>
          <table:table-cell table:style-name="ce23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documentation/ruby-from-other-languages/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4">
          <table:table-cell table:style-name="ce34" office:value-type="float" office:value="3.2" calcext:value-type="float">
            <text:p>3.2</text:p>
          </table:table-cell>
          <table:table-cell table:style-name="ce23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libraries/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5">
          <table:table-cell table:style-name="ce34" office:value-type="float" office:value="4.1" calcext:value-type="float">
            <text:p>4.1</text:p>
          </table:table-cell>
          <table:table-cell table:style-name="ce23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, gem set when cd-ing to a directory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rvm.io/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4.2" calcext:value-type="float">
            <text:p>4.2</text:p>
          </table:table-cell>
          <table:table-cell table:style-name="ce23" office:value-type="string" calcext:value-type="string">
            <text:p>Ruby basics</text:p>
          </table:table-cell>
          <table:table-cell table:style-name="ce23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4.3" calcext:value-type="float">
            <text:p>4.3</text:p>
          </table:table-cell>
          <table:table-cell table:style-name="ce23" office:value-type="string" calcext:value-type="string">
            <text:p>Ruby advanced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5.1" calcext:value-type="float">
            <text:p>5.1</text:p>
          </table:table-cell>
          <table:table-cell table:style-name="ce23" office:value-type="string" calcext:value-type="string">
            <text:p>Getting Started with Rails</text:p>
          </table:table-cell>
          <table:table-cell table:style-name="ce23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number-columns-repeated="2"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4"><text:a xlink:href="http://guides.rubyonrails.org/configuring.html" xlink:type="simple">http://guides.rubyonrails.org/configuring.html</text:a></text:span>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28">
          <table:table-cell table:style-name="ce34" office:value-type="float" office:value="6.1" calcext:value-type="float">
            <text:p>6.1</text:p>
          </table:table-cell>
          <table:table-cell table:style-name="ce23" office:value-type="string" calcext:value-type="string">
            <text:p>Rails Database Migrations</text:p>
          </table:table-cell>
          <table:table-cell table:style-name="ce23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migrations.html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6.2" calcext:value-type="float">
            <text:p>6.2</text:p>
          </table:table-cell>
          <table:table-cell table:style-name="ce23" office:value-type="string" calcext:value-type="string">
            <text:p>Active Record Associations</text:p>
          </table:table-cell>
          <table:table-cell table:style-name="ce23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ssociation_basics.html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6.3" calcext:value-type="float">
            <text:p>6.3</text:p>
          </table:table-cell>
          <table:table-cell table:style-name="ce23" office:value-type="string" calcext:value-type="string">
            <text:p>Active Record Query Interface</text:p>
          </table:table-cell>
          <table:table-cell table:style-name="ce23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9">
          <table:table-cell table:style-name="ce34" office:value-type="float" office:value="6.4" calcext:value-type="float">
            <text:p>6.4</text:p>
          </table:table-cell>
          <table:table-cell table:style-name="ce23" office:value-type="string" calcext:value-type="string">
            <text:p>Active Record Validations and Callbacks</text:p>
          </table:table-cell>
          <table:table-cell table:style-name="ce23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7.1" calcext:value-type="float">
            <text:p>7.1</text:p>
          </table:table-cell>
          <table:table-cell table:style-name="ce23" office:value-type="string" calcext:value-type="string">
            <text:p>Rails Routing from the Outside In</text:p>
          </table:table-cell>
          <table:table-cell table:style-name="ce23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routing.html</text:p>
          </table:table-cell>
          <table:table-cell table:style-name="ce23" office:value-type="float" office:value="6" calcext:value-type="float">
            <text:p>6</text:p>
          </table:table-cell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7.2" calcext:value-type="float">
            <text:p>7.2</text:p>
          </table:table-cell>
          <table:table-cell table:style-name="ce23" office:value-type="string" calcext:value-type="string">
            <text:p>Action Controller Overview</text:p>
          </table:table-cell>
          <table:table-cell table:style-name="ce23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3">
          <table:table-cell table:style-name="ce34" office:value-type="float" office:value="7.3" calcext:value-type="float">
            <text:p>7.3</text:p>
          </table:table-cell>
          <table:table-cell table:style-name="ce23" office:value-type="string" calcext:value-type="string">
            <text:p>Action View</text:p>
          </table:table-cell>
          <table:table-cell table:style-name="ce23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4">
          <table:table-cell table:style-name="ce34" office:value-type="float" office:value="7.4" calcext:value-type="float">
            <text:p>7.4</text:p>
          </table:table-cell>
          <table:table-cell table:style-name="ce23" office:value-type="string" calcext:value-type="string">
            <text:p>Rails Internationalization API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i18n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7.5" calcext:value-type="float">
            <text:p>7.5</text:p>
          </table:table-cell>
          <table:table-cell table:style-name="ce23" office:value-type="string" calcext:value-type="string">
            <text:p>Rails Internationalization in JS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github.com/fnando/i18n-js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7.6" calcext:value-type="float">
            <text:p>7.6</text:p>
          </table:table-cell>
          <table:table-cell table:style-name="ce23" office:value-type="string" calcext:value-type="string">
            <text:p>Action Mailer Basics</text:p>
          </table:table-cell>
          <table:table-cell table:style-name="ce23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on_mailer_basics.html</text:p>
          </table:table-cell>
          <table:table-cell table:style-name="ce23" office:value-type="float" office:value="4" calcext:value-type="float">
            <text:p>4</text:p>
          </table:table-cell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7.7" calcext:value-type="float">
            <text:p>7.7</text:p>
          </table:table-cell>
          <table:table-cell table:style-name="ce23" office:value-type="string" calcext:value-type="string">
            <text:p>Debugging Rails Applications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debugging_rails_applications.html</text:p>
          </table:table-cell>
          <table:table-cell table:style-name="ce23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8.1" calcext:value-type="float">
            <text:p>8.1</text:p>
          </table:table-cell>
          <table:table-cell table:style-name="ce23" office:value-type="string" calcext:value-type="string">
            <text:p>Unit Testing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35">
          <table:table-cell table:style-name="ce34" office:value-type="float" office:value="8.2" calcext:value-type="float">
            <text:p>8.2</text:p>
          </table:table-cell>
          <table:table-cell table:style-name="ce23" office:value-type="string" calcext:value-type="string">
            <text:p>Unit Testing with Rspec</text:p>
          </table:table-cell>
          <table:table-cell table:style-name="ce23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5"><text:a xlink:href="http://rspec.info/" xlink:type="simple">http://rspec.info/</text:a></text:span></text:p>
            <text:p><text:span text:style-name="T6"><text:a xlink:href="https://github.com/rspec/rspec-expectations" xlink:type="simple">https://github.com/rspec/rspec-expectations</text:a></text:span>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9.1" calcext:value-type="float">
            <text:p>9.1</text:p>
          </table:table-cell>
          <table:table-cell table:style-name="ce23" office:value-type="string" calcext:value-type="string">
            <text:p>Active Job with Sidekiq</text:p>
          </table:table-cell>
          <table:table-cell table:style-name="ce23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37">
          <table:table-cell table:style-name="ce34" office:value-type="float" office:value="9.2" calcext:value-type="float">
            <text:p>9.2</text:p>
          </table:table-cell>
          <table:table-cell table:style-name="ce23" office:value-type="string" calcext:value-type="string">
            <text:p>Devise</text:p>
          </table:table-cell>
          <table:table-cell table:style-name="ce23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s://github.com/plataformatec/devise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9.3" calcext:value-type="float">
            <text:p>9.3</text:p>
          </table:table-cell>
          <table:table-cell table:style-name="ce23" office:value-type="string" calcext:value-type="string">
            <text:p>Kaminari</text:p>
          </table:table-cell>
          <table:table-cell table:style-name="ce23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s://github.com/amatsuda/kaminari/wiki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9.4" calcext:value-type="float">
            <text:p>9.4</text:p>
          </table:table-cell>
          <table:table-cell table:style-name="ce23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3">- What is it used for?</text:span></text:p>
            <text:p><text:span text:style-name="T3">- How to use it</text:span></text:p>
            <text:p><text:span text:style-name="T3">  + Installation</text:span></text:p>
            <text:p><text:span text:style-name="T3">  + Getting Started</text:span></text:p>
            <text:p><text:span text:style-name="T3">  + Adding versions</text:span></text:p>
            <text:p><text:span text:style-name="T3">  + Removing uploaded files</text:span></text:p>
            <text:p><text:span text:style-name="T3">  + Providing a default URL</text:span></text:p>
            <text:p><text:span text:style-name="T3">  + Recreating versions</text:span></text:p>
            <text:p><text:span text:style-name="T3">  + Storage:</text:span></text:p>
            <text:p><text:span text:style-name="T3">     ++ Using Amazon S3</text:span></text:p>
            <text:p><text:span text:style-name="T3">     ++ Using Rackspace Cloud Files</text:span></text:p>
            <text:p><text:span text:style-name="T3">     ++ Using Google Storage for Developers</text:span>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10.1" calcext:value-type="float">
            <text:p>10.1</text:p>
          </table:table-cell>
          <table:table-cell table:style-name="ce23" office:value-type="string" calcext:value-type="string">
            <text:p>Deployment to Heroku</text:p>
          </table:table-cell>
          <table:table-cell table:style-name="ce23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number-columns-repeated="1012"/>
          <table:table-cell/>
        </table:table-row>
        <table:table-row table:style-name="ro39">
          <table:table-cell table:style-name="ce34" office:value-type="float" office:value="10.2" calcext:value-type="float">
            <text:p>10.2</text:p>
          </table:table-cell>
          <table:table-cell table:style-name="ce23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<text:a xlink:href="http://www.capistranorb.com/" xlink:type="simple">http://www.capistranorb.com/</text:a>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4" office:value-type="float" office:value="10.3" calcext:value-type="float">
            <text:p>10.3</text:p>
          </table:table-cell>
          <table:table-cell table:style-name="ce23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s://www.phusionpassenger.com/</text:p>
            <text:p>http://rvm.io/integration/passenger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11.1" calcext:value-type="float">
            <text:p>11.1</text:p>
          </table:table-cell>
          <table:table-cell table:style-name="ce23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security.html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4" office:value-type="float" office:value="11.2" calcext:value-type="float">
            <text:p>11.2</text:p>
          </table:table-cell>
          <table:table-cell table:style-name="ce23" office:value-type="string" calcext:value-type="string">
            <text:p>Configuring Rails Application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nfiguring.html</text:p>
          </table:table-cell>
          <table:table-cell table:style-name="ce23" office:value-type="float" office:value="4" calcext:value-type="float">
            <text:p>4</text:p>
          </table:table-cell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11.3" calcext:value-type="float">
            <text:p>11.3</text:p>
          </table:table-cell>
          <table:table-cell table:style-name="ce23" office:value-type="string" calcext:value-type="string">
            <text:p>Rails Command Line Tools and Rake task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mmand_line.html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11.4" calcext:value-type="float">
            <text:p>11.4</text:p>
          </table:table-cell>
          <table:table-cell table:style-name="ce23" office:value-type="string" calcext:value-type="string">
            <text:p>Caching with Rail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guides.rubyonrails.org/caching_with_rails.html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5" office:value-type="string" calcext:value-type="string">
            <text:p>11.5</text:p>
          </table:table-cell>
          <table:table-cell table:style-name="ce23" office:value-type="string" calcext:value-type="string">
            <text:p>Performance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4" office:value-type="float" office:value="11.6" calcext:value-type="float">
            <text:p>11.6</text:p>
          </table:table-cell>
          <table:table-cell table:style-name="ce23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11.7" calcext:value-type="float">
            <text:p>11.7</text:p>
          </table:table-cell>
          <table:table-cell table:style-name="ce23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4">
          <table:table-cell table:style-name="ce36" office:value-type="float" office:value="11.8" calcext:value-type="float">
            <text:p>11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4">- Docker, Docker-compose:  What is it, What is it for?</text:span></text:p>
            <text:p><text:span text:style-name="T4">- What is difference between container and image</text:span></text:p>
            <text:p><text:span text:style-name="T4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20"/>
          <table:table-cell table:number-columns-repeated="4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00:34:05.779789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9-03-04T01:46:45.525167361</dc:date>
    <meta:editing-cycles>207</meta:editing-cycles>
    <meta:editing-duration>PT6H47M39S</meta:editing-duration>
    <meta:document-statistic meta:table-count="3" meta:cell-count="556" meta:object-count="0"/>
    <meta:user-defined meta:name="Info 1"/>
    <meta:user-defined meta:name="Info 2"/>
    <meta:user-defined meta:name="Info 3"/>
    <meta:user-defined meta:name="Info 4"/>
  </office:meta>
</office:document-meta>
</file>